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Morbi risus metus, vestibulum dignissim ultricies sed, posuere in mauris. Nullam condimentum est in neque rhoncus, et ultrices neque dignissim. Nam aliquet tincidunt neque non facilisis. Sed venenatis est sit amet magna sagittis maximus. Nulla vitae sollicitudin dolor. Donec consequat condimentum lacus quis auctor. Morbi congue mi in leo varius, id gravida nisl fermentum. Phasellus dictum ex sed ex porttitor, iaculis elementum orci consectetur. Duis lacus magna, fermentum sit amet justo eget, luctus consequat quam. Vivamus ac erat justo. Sed interdum orci in tristique laoreet.</text:p>
      <text:p text:style-name="Standard"/>
      <text:p text:style-name="Standard"/>
      <text:p text:style-name="P1">Aliquam non consequat urna. Mauris id libero in nunc suscipit malesuada. Vestibulum ante ipsum primis in faucibus orci luctus et ultrices posuere cubilia curae; Nunc accumsan suscipit diam, eu fringilla dui tempor a. Ut sodales sollicitudin libero, in vulputate arcu. Cras accumsan placerat lorem sit amet vestibulum. Nulla in elementum magna. Etiam placerat porttitor nisl at ultricies. Duis mattis quam in tortor eleifend iaculis nec ut enim. Fusce at placerat felis, elementum fringilla neque. Suspendisse auctor ligula non tempus congue. Aenean purus massa, convallis sed augue sed, fringilla finibus dui. Nullam ultrices justo sit amet nisl fermentum, at viverra metus finibus.</text:p>
      <text:p text:style-name="Standard"/>
      <text:p text:style-name="Standard"/>
      <text:p text:style-name="P1">Mauris sit amet lorem metus. Mauris eleifend lacus urna, quis ultricies mauris consectetur ut. Sed pulvinar quam tristique nisi ornare varius. Aliquam sit amet diam ultricies, iaculis sem nec, pulvinar risus. Ut malesuada posuere dictum. Phasellus sollicitudin lacus ipsum, et mattis mauris malesuada in. Suspendisse vehicula tortor id quam venenatis, sed dictum leo ultricies. In mi diam, varius et lacinia id, egestas at lectus. Aliquam in massa commodo, pharetra eros in, sollicitudin justo. Proin fringilla dui ex. Suspendisse convallis cursus justo, vel laoreet erat interdum non. Donec id sapien a quam commodo mattis mollis non leo. Aenean sed magna turpis. Praesent accumsan, est sit amet suscipit tincidunt, eros mauris scelerisque magna, a ultrices leo risus vel tellus. Sed erat sem, condimentum non orci at, sollicitudin porttitor lorem. Mauris ac consequat tortor, vel viverra ante.</text:p>
      <text:p text:style-name="Standard"/>
      <text:p text:style-name="Standard"/>
      <text:p text:style-name="P1">Pellentesque aliquam justo eu tellus egestas consequat. Maecenas et libero elit. Duis interdum, urna vitae sollicitudin ultrices, magna eros pellentesque justo, at tincidunt tortor neque vitae nunc. Sed pretium nisi non diam feugiat cursus. Aenean tincidunt consequat dignissim. Etiam sed congue risus, sit amet molestie lacus. Duis condimentum rhoncus mi, vel ultricies enim aliquet nec. Nunc nec nisl at felis egestas sollicitudin sit amet in nisl. Etiam a diam luctus, egestas ex non, dictum tortor. Duis consectetur velit a felis fringilla, eget ullamcorper arcu semper. Sed vitae venenatis elit. Proin est lorem, sodales vel mauris non, blandit porttitor nunc. Nunc id convallis mi. </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8:06:39.220293616</meta:creation-date>
    <dc:date>2024-03-28T12:45:55.494713628</dc:date>
    <meta:editing-duration>PT9M48S</meta:editing-duration>
    <meta:editing-cycles>4</meta:editing-cycles>
    <meta:generator>LibreOffice/7.6.5.2$Linux_X86_64 LibreOffice_project/38d5f62f85355c192ef5f1dd47c5c0c0c6d6598b</meta:generator>
    <meta:document-statistic meta:table-count="0" meta:image-count="0" meta:object-count="0" meta:page-count="4" meta:paragraph-count="4" meta:word-count="431" meta:character-count="2905" meta:non-whitespace-character-count="2477"/>
  </office:meta>
</office:document-meta>
</file>